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8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Chincoteague PD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Parksley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Onley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Bloxom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lbemarle County PD 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AMEL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/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HERS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rlington County PD 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2" office:value-type="string">
            <text:p>AUGUSTA COUN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A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ED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  <table:table-cell table:style-name="ce21"/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Lawrenceville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UCHAN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Grundy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AMPB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ookneal PD</text:p>
          </table:table-cell>
        </table:table-row>
        <table:table-row table:style-name="ro2">
          <table:table-cell table:style-name="ce22" office:value-type="string">
            <text:p>CAROLI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</table:table-row>
        <table:table-row table:style-name="ro2">
          <table:table-cell table:style-name="ce22" office:value-type="string">
            <text:p>CARRO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illsville PD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County PD 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CLAR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ulpeper PD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Clintwood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Haysi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DINWIDDI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appahannock PD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Fairfax County PD 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1196">
            <text:p>1196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328">
            <text:p>328</text:p>
          </table:table-cell>
        </table:table-row>
        <table:table-row table:style-name="ro2">
          <table:table-cell table:style-name="ce22" office:value-type="string">
            <text:p>Herndon PD 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ienna PD 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AUQUIER COUNTY 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Remington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Warrenton PD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number-columns-repeated="4" table:style-name="ce21" office:value-type="string">
            <text:p/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number-columns-repeated="4" table:style-name="ce21" office:value-type="string">
            <text:p/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Rocky Mount PD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Middletown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tephens City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GILE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  <table:table-cell table:style-name="ce21"/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len Lyn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Pearisburg PD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Rich Creek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Narrows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GLOUCE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Independence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GREE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alifax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outh Boston PD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Henrico County PD 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string">
            <text:p>HEN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mithfield PD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indsor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JAM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James City County PD 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KING WILLIAM COUNTY6 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West Point PD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lmarnock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2" office:value-type="string">
            <text:p>White Stone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LE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">
            <text:p>7</text:p>
          </table:table-cell>
          <table:table-cell table:style-name="ce21"/>
        </table:table-row>
        <table:table-row table:style-name="ro2">
          <table:table-cell table:style-name="ce22" office:value-type="string">
            <text:p>Jonesville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Pennington Gap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LOUDOU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05">
            <text:p>105</text:p>
          </table:table-cell>
        </table:table-row>
        <table:table-row table:style-name="ro2">
          <table:table-cell table:style-name="ce22" office:value-type="string">
            <text:p>Leesburg PD 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Middleburg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Purcellville PD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ouisa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LUN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ictoria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Chase City PD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outh Hill PD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hristiansburg PD 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RTHAMPTON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ape Charles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Exmore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NORTHUMBER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rkeville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ORAN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range PD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ordonsville PD 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/>
        </table:table-row>
        <table:table-row table:style-name="ro2">
          <table:table-cell table:style-name="ce22" office:value-type="string">
            <text:p>PA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Luray PD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tanley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PAT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Chatham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Gretna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Hurt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POWHAT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armville PD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George County PD 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William County PD 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2" office:value-type="string">
            <text:p>Quantico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Haymarket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ULASKI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ublin PD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RAPPAHANNOCK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/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rsaw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oanoke County PD 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Vinton PD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lasgow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RO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ridgewater PD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Broadway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Dayton PD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lkton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imberville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RUSS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Lebanon PD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string">
            <text:p/>
          </table:table-cell>
        </table:table-row>
        <table:table-row table:style-name="ro2">
          <table:table-cell table:style-name="ce22" office:value-type="string">
            <text:p>SCOTT </text:p>
          </table:table-cell>
          <table:table-cell table:style-name="ce21" office:value-type="string">
            <text:p>COUNTY</text:p>
          </table:table-cell>
          <table:table-cell table:number-columns-repeated="3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ate City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Weber City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SHENANDOA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Edinburg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Mt. Jackson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Woodstock PD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MY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2" office:value-type="string">
            <text:p>Marion PD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Chilhowie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OUTHAMP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oykins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PO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Bluefield PD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ichlands PD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PD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Front Royal PD 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Abingdon PD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Glade Springs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WESTMORE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lonial Beach PD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 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eburn PD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Pound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St. Paul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Wise PD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Rural Retreat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YOR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OUNTY TOTAL </text:p>
          </table:table-cell>
          <table:table-cell table:style-name="ce21" office:value-type="float" office:value="9161">
            <text:p>9161</text:p>
          </table:table-cell>
          <table:table-cell table:style-name="ce21" office:value-type="float" office:value="8091">
            <text:p>8091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2205">
            <text:p>2205</text:p>
          </table:table-cell>
        </table:table-row>
        <table:table-row table:style-name="ro2">
          <table:table-cell table:number-columns-repeated="5" table:style-name="ce22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6">
            <text:p>26</text:p>
          </table:table-cell>
          <table:table-cell table:style-name="ce21"/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21">
            <text:p>721</text:p>
          </table:table-cell>
          <table:table-cell table:style-name="ce21" office:value-type="float" office:value="643">
            <text:p>64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616">
            <text:p>616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672">
            <text:p>672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837">
            <text:p>5837</text:p>
          </table:table-cell>
          <table:table-cell table:style-name="ce21" office:value-type="float" office:value="5044">
            <text:p>5044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1509">
            <text:p>1509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, Dept. 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apitol Police, Division 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ervation &amp; Rec., Dept. 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Game&amp;Inland Fisheries, Dept 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9">
            <text:p>19</text:p>
          </table:table-cell>
          <table:table-cell table:style-name="ce21"/>
        </table:table-row>
        <table:table-row table:style-name="ro2">
          <table:table-cell table:style-name="ce21" office:value-type="string">
            <text:p>Motor Vehicles, Dept. 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irginia State Police, Dept. 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Metro. Wash.Airport Auth. 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Norfolk Airport Authority 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ichmond Int'l Airport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outhside Va. Trng Center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irginia Port Authority 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GENCY TOTAL </text:p>
          </table:table-cell>
          <table:table-cell table:style-name="ce21" office:value-type="float" office:value="2741">
            <text:p>2741</text:p>
          </table:table-cell>
          <table:table-cell table:style-name="ce21" office:value-type="float" office:value="2522">
            <text:p>2522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004">
            <text:p>1004</text:p>
          </table:table-cell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U.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ory &amp; Henry Colleg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eorge Mason Univ.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J Sargeant Reynolds C.C.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ongwood Universit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ord Fairfax C.C.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orfolk State University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Northern Virginia C.C.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Old Dominion University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adford University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ichard Bland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omas Nelson Colle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. of Mary Wash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University of Richmon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UVA's College at Wis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. Commonwealth U. P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Va. Military Institut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irginia State University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Virginia Tech University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Virginia Western C.C.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lliam &amp; Mary College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373">
            <text:p>373</text:p>
          </table:table-cell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COUNTY TOTAL </text:p>
          </table:table-cell>
          <table:table-cell table:style-name="ce21" office:value-type="float" office:value="9161">
            <text:p>9161</text:p>
          </table:table-cell>
          <table:table-cell table:style-name="ce21" office:value-type="float" office:value="8091">
            <text:p>8091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2205">
            <text:p>2205</text:p>
          </table:table-cell>
        </table:table-row>
        <table:table-row table:style-name="ro2">
          <table:table-cell table:style-name="ce21" office:value-type="string">
            <text:p>OTHER AGENCY TOTAL </text:p>
          </table:table-cell>
          <table:table-cell table:style-name="ce21" office:value-type="float" office:value="2741">
            <text:p>2741</text:p>
          </table:table-cell>
          <table:table-cell table:style-name="ce21" office:value-type="float" office:value="2522">
            <text:p>2522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004">
            <text:p>1004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837">
            <text:p>5837</text:p>
          </table:table-cell>
          <table:table-cell table:style-name="ce21" office:value-type="float" office:value="5044">
            <text:p>5044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1509">
            <text:p>1509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373">
            <text:p>373</text:p>
          </table:table-cell>
        </table:table-row>
        <table:table-row table:style-name="ro2">
          <table:table-cell table:style-name="ce25" office:value-type="string">
            <text:p>STATE TOTAL</text:p>
          </table:table-cell>
          <table:table-cell table:style-name="ce26" office:value-type="float" office:value="18380">
            <text:p>18380</text:p>
          </table:table-cell>
          <table:table-cell table:style-name="ce26" office:value-type="float" office:value="16199">
            <text:p>16199</text:p>
          </table:table-cell>
          <table:table-cell table:style-name="ce26" office:value-type="float" office:value="2181">
            <text:p>2181</text:p>
          </table:table-cell>
          <table:table-cell table:style-name="ce26" office:value-type="float" office:value="5010">
            <text:p>5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